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d450" officeooo:paragraph-rsid="0001d450"/>
    </style:style>
    <style:style style:name="P2" style:family="paragraph" style:parent-style-name="Standard">
      <style:text-properties officeooo:rsid="000524b9" officeooo:paragraph-rsid="000524b9"/>
    </style:style>
    <style:style style:name="P3" style:family="paragraph" style:parent-style-name="Standard">
      <style:text-properties officeooo:rsid="00058b41" officeooo:paragraph-rsid="00058b41"/>
    </style:style>
    <style:style style:name="P4" style:family="paragraph" style:parent-style-name="Standard">
      <style:text-properties officeooo:rsid="000524b9" officeooo:paragraph-rsid="00090d76"/>
    </style:style>
    <style:style style:name="P5" style:family="paragraph" style:parent-style-name="Standard">
      <style:text-properties officeooo:paragraph-rsid="00090d76"/>
    </style:style>
    <style:style style:name="P6" style:family="paragraph" style:parent-style-name="Standard">
      <style:text-properties officeooo:rsid="00090d76" officeooo:paragraph-rsid="00090d76"/>
    </style:style>
    <style:style style:name="T1" style:family="text">
      <style:text-properties officeooo:rsid="00022429"/>
    </style:style>
    <style:style style:name="T2" style:family="text">
      <style:text-properties officeooo:rsid="0003bac6"/>
    </style:style>
    <style:style style:name="T3" style:family="text">
      <style:text-properties officeooo:rsid="00058b41"/>
    </style:style>
    <style:style style:name="T4" style:family="text">
      <style:text-properties officeooo:rsid="00076f51"/>
    </style:style>
    <style:style style:name="T5" style:family="text">
      <style:text-properties officeooo:rsid="00090d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dre des fonctions à souder :</text:p>
      <text:p text:style-name="P2">Feuille Power Supply :</text:p>
      <text:p text:style-name="P1">- alim 5 Volt, test avec alim externe DC + voltmètre</text:p>
      <text:p text:style-name="P1">- alim 3,3V, test avec alim dc externe + voltmètre, <text:span text:style-name="T1">erreur pin du mcp1700 inversé (corrigé sur schéma)</text:span></text:p>
      <text:p text:style-name="P1">- <text:span text:style-name="T2">cablage switch supply (usb to 5V) test avec alim et voltmètre</text:span></text:p>
      <text:p text:style-name="P1">-<text:span text:style-name="T2">soudure module uart, test alim par usb, cable usb to microUSB + voltmètre</text:span></text:p>
      <text:p text:style-name="P1"/>
      <text:p text:style-name="P2">Feuille microC</text:p>
      <text:p text:style-name="P2">- tout souder sauf micro, tester les alim du micro puis le souder</text:p>
      <text:p text:style-name="P2"/>
      <text:p text:style-name="P2"/>
      <text:p text:style-name="P2">Feuille digital</text:p>
      <text:p text:style-name="P2">tout souder</text:p>
      <text:p text:style-name="P2"/>
      <text:p text:style-name="P4">test chargement bootloader par isp :</text:p>
      <text:p text:style-name="P6">Attention, si micro atmega1284 et non atmega1284p, éditer dans arduino-1.6.3/hardware/tools/avr/etc (faire une copie avant)</text:p>
      <text:p text:style-name="P5"><text:span text:style-name="T5">le ficher : avrdude.conf, éditer la section Atmega1284P (ctrl-f) et changer la signature </text:span>0x1e 0x97 0x05; <text:span text:style-name="T5">par </text:span>0x1e 0x97 0x06;</text:p>
      <text:p text:style-name="P4"/>
      <text:p text:style-name="P4"/>
      <text:p text:style-name="P4">puis upload firmware test_carte (à faire) <text:span text:style-name="T3">la led doit clignoter</text:span></text:p>
      <text:p text:style-name="P2"/>
      <text:p text:style-name="P2">Monter carte SHIELD et suivre procédure TEST_CARTE</text:p>
      <text:p text:style-name="P2"/>
      <text:p text:style-name="P3">Monter le module de sortie de son choix plus les compo qui vont avec.</text:p>
      <text:p text:style-name="P3"/>
      <text:p text:style-name="P3">Upload firmware datalogger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13:29:13.107698846</meta:creation-date>
    <dc:date>2017-03-29T13:11:56.213469072</dc:date>
    <meta:editing-duration>PT6H53M32S</meta:editing-duration>
    <meta:editing-cycles>7</meta:editing-cycles>
    <meta:generator>LibreOffice/4.3.3.2$Linux_X86_64 LibreOffice_project/430m0$Build-2</meta:generator>
    <meta:document-statistic meta:table-count="0" meta:image-count="0" meta:object-count="0" meta:page-count="1" meta:paragraph-count="17" meta:word-count="157" meta:character-count="939" meta:non-whitespace-character-count="799"/>
  </office:meta>
</office:document-meta>
</file>